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42302" calcext:value-type="float">
            <text:p>8423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2517" calcext:value-type="float">
            <text:p>8425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300903" calcext:value-type="float">
            <text:p>843009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348301" calcext:value-type="float">
            <text:p>843483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358402" calcext:value-type="float">
            <text:p>843584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3786" calcext:value-type="float">
            <text:p>8437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4359" calcext:value-type="float">
            <text:p>84435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458202" calcext:value-type="float">
            <text:p>84458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4981" calcext:value-type="float">
            <text:p>8449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501001" calcext:value-type="float">
            <text:p>84501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5636" calcext:value-type="float">
            <text:p>8456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610002" calcext:value-type="float">
            <text:p>84610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6226" calcext:value-type="float">
            <text:p>8462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6381" calcext:value-type="float">
            <text:p>8463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667401" calcext:value-type="float">
            <text:p>846674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799002" calcext:value-type="float">
            <text:p>84799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8406" calcext:value-type="float">
            <text:p>8484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862001" calcext:value-type="float">
            <text:p>84862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9014" calcext:value-type="float">
            <text:p>8490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10426" calcext:value-type="float">
            <text:p>85104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10653" calcext:value-type="float">
            <text:p>85106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10824" calcext:value-type="float">
            <text:p>85108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11133" calcext:value-type="float">
            <text:p>85111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1509" calcext:value-type="float">
            <text:p>8515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2552" calcext:value-type="float">
            <text:p>8525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2631" calcext:value-type="float">
            <text:p>8526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2763" calcext:value-type="float">
            <text:p>8527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2781" calcext:value-type="float">
            <text:p>8527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2973" calcext:value-type="float">
            <text:p>8529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3401" calcext:value-type="float">
            <text:p>8534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3612" calcext:value-type="float">
            <text:p>8536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382601" calcext:value-type="float">
            <text:p>853826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4002" calcext:value-type="float">
            <text:p>854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4039" calcext:value-type="float">
            <text:p>8540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4253" calcext:value-type="float">
            <text:p>85425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4268" calcext:value-type="float">
            <text:p>8542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5133" calcext:value-type="float">
            <text:p>8551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5138" calcext:value-type="float">
            <text:p>8551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5167" calcext:value-type="float">
            <text:p>8551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5563" calcext:value-type="float">
            <text:p>8555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5625" calcext:value-type="float">
            <text:p>8556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6106" calcext:value-type="float">
            <text:p>8561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638502" calcext:value-type="float">
            <text:p>856385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010" calcext:value-type="float">
            <text:p>8570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13702" calcext:value-type="float">
            <text:p>857137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15" calcext:value-type="float">
            <text:p>857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155" calcext:value-type="float">
            <text:p>8571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156" calcext:value-type="float">
            <text:p>8571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343" calcext:value-type="float">
            <text:p>8573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373" calcext:value-type="float">
            <text:p>8573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374" calcext:value-type="float">
            <text:p>85737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392" calcext:value-type="float">
            <text:p>8573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438" calcext:value-type="float">
            <text:p>8574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59902" calcext:value-type="float">
            <text:p>857599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637" calcext:value-type="float">
            <text:p>8576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793" calcext:value-type="float">
            <text:p>8577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7810" calcext:value-type="float">
            <text:p>8578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8477" calcext:value-type="float">
            <text:p>8584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8970" calcext:value-type="float">
            <text:p>8589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8981" calcext:value-type="float">
            <text:p>85898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8986" calcext:value-type="float">
            <text:p>8589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9196" calcext:value-type="float">
            <text:p>8591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22302" calcext:value-type="float">
            <text:p>859223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9283" calcext:value-type="float">
            <text:p>8592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9464" calcext:value-type="float">
            <text:p>8594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465" calcext:value-type="float">
            <text:p>859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487" calcext:value-type="float">
            <text:p>85948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575" calcext:value-type="float">
            <text:p>8595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9711" calcext:value-type="float">
            <text:p>8597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9717" calcext:value-type="float">
            <text:p>8597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9983" calcext:value-type="float">
            <text:p>8599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0175" calcext:value-type="float">
            <text:p>861017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0404" calcext:value-type="float">
            <text:p>86104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0629" calcext:value-type="float">
            <text:p>86106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0637" calcext:value-type="float">
            <text:p>86106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0862" calcext:value-type="float">
            <text:p>86108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0908" calcext:value-type="float">
            <text:p>86109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103" calcext:value-type="float">
            <text:p>8611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1161" calcext:value-type="float">
            <text:p>86111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1555" calcext:value-type="float">
            <text:p>86115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1792" calcext:value-type="float">
            <text:p>86117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2080" calcext:value-type="float">
            <text:p>86120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2399" calcext:value-type="float">
            <text:p>86123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35501" calcext:value-type="float">
            <text:p>861355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35502" calcext:value-type="float">
            <text:p>861355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597" calcext:value-type="float">
            <text:p>8615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598" calcext:value-type="float">
            <text:p>8615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648" calcext:value-type="float">
            <text:p>8616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1799" calcext:value-type="float">
            <text:p>8617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1853" calcext:value-type="float">
            <text:p>8618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009" calcext:value-type="float">
            <text:p>8620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028" calcext:value-type="float">
            <text:p>8620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208" calcext:value-type="float">
            <text:p>862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211" calcext:value-type="float">
            <text:p>862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261" calcext:value-type="float">
            <text:p>8622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485" calcext:value-type="float">
            <text:p>8624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548" calcext:value-type="float">
            <text:p>8625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2717" calcext:value-type="float">
            <text:p>8627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2722" calcext:value-type="float">
            <text:p>8627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965" calcext:value-type="float">
            <text:p>8629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980" calcext:value-type="float">
            <text:p>8629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2989" calcext:value-type="float">
            <text:p>8629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3030" calcext:value-type="float">
            <text:p>8630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3031" calcext:value-type="float">
            <text:p>8630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3270" calcext:value-type="float">
            <text:p>8632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355" calcext:value-type="float">
            <text:p>863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4018" calcext:value-type="float">
            <text:p>8640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033" calcext:value-type="float">
            <text:p>8640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08" calcext:value-type="float">
            <text:p>864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09" calcext:value-type="float">
            <text:p>864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292" calcext:value-type="float">
            <text:p>8642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496" calcext:value-type="float">
            <text:p>8644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685" calcext:value-type="float">
            <text:p>8646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726" calcext:value-type="float">
            <text:p>8647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4729" calcext:value-type="float">
            <text:p>8647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4877" calcext:value-type="float">
            <text:p>8648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5128" calcext:value-type="float">
            <text:p>8651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5137" calcext:value-type="float">
            <text:p>8651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517" calcext:value-type="float">
            <text:p>865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5423" calcext:value-type="float">
            <text:p>8654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5432" calcext:value-type="float">
            <text:p>8654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5468" calcext:value-type="float">
            <text:p>86546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561" calcext:value-type="float">
            <text:p>865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6083" calcext:value-type="float">
            <text:p>8660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6203" calcext:value-type="float">
            <text:p>8662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6674" calcext:value-type="float">
            <text:p>8666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6714" calcext:value-type="float">
            <text:p>866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730502" calcext:value-type="float">
            <text:p>867305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7387" calcext:value-type="float">
            <text:p>86738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7739" calcext:value-type="float">
            <text:p>8677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8202" calcext:value-type="float">
            <text:p>868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8223" calcext:value-type="float">
            <text:p>8682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8682" calcext:value-type="float">
            <text:p>86868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8826" calcext:value-type="float">
            <text:p>8688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8871" calcext:value-type="float">
            <text:p>8688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8999" calcext:value-type="float">
            <text:p>8689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104" calcext:value-type="float">
            <text:p>8691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9218" calcext:value-type="float">
            <text:p>8692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224" calcext:value-type="float">
            <text:p>8692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254" calcext:value-type="float">
            <text:p>8692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476" calcext:value-type="float">
            <text:p>8694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691" calcext:value-type="float">
            <text:p>8696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973701" calcext:value-type="float">
            <text:p>869737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73702" calcext:value-type="float">
            <text:p>869737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9931" calcext:value-type="float">
            <text:p>8699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001501" calcext:value-type="float">
            <text:p>871001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001502" calcext:value-type="float">
            <text:p>871001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0441" calcext:value-type="float">
            <text:p>87104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002" calcext:value-type="float">
            <text:p>87110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003" calcext:value-type="float">
            <text:p>87110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202" calcext:value-type="float">
            <text:p>8711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1216" calcext:value-type="float">
            <text:p>87112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22" calcext:value-type="float">
            <text:p>8711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49" calcext:value-type="float">
            <text:p>8711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561" calcext:value-type="float">
            <text:p>87115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1803" calcext:value-type="float">
            <text:p>87118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201" calcext:value-type="float">
            <text:p>871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2064" calcext:value-type="float">
            <text:p>87120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2289" calcext:value-type="float">
            <text:p>87122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2291" calcext:value-type="float">
            <text:p>871229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2729" calcext:value-type="float">
            <text:p>87127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2766" calcext:value-type="float">
            <text:p>871276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2853" calcext:value-type="float">
            <text:p>87128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39402" calcext:value-type="float">
            <text:p>871394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63" calcext:value-type="float">
            <text:p>871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64" calcext:value-type="float">
            <text:p>871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1641" calcext:value-type="float">
            <text:p>8716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1642" calcext:value-type="float">
            <text:p>8716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2113" calcext:value-type="float">
            <text:p>8721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2608" calcext:value-type="float">
            <text:p>8726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281702" calcext:value-type="float">
            <text:p>872817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3357" calcext:value-type="float">
            <text:p>8733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3586" calcext:value-type="float">
            <text:p>8735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3592" calcext:value-type="float">
            <text:p>8735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3593" calcext:value-type="float">
            <text:p>8735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3701" calcext:value-type="float">
            <text:p>8737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3843" calcext:value-type="float">
            <text:p>8738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4158" calcext:value-type="float">
            <text:p>874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4217" calcext:value-type="float">
            <text:p>8742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4373" calcext:value-type="float">
            <text:p>8743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4662" calcext:value-type="float">
            <text:p>8746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4839" calcext:value-type="float">
            <text:p>8748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4858" calcext:value-type="float">
            <text:p>87485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5093" calcext:value-type="float">
            <text:p>8750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5099" calcext:value-type="float">
            <text:p>8750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5263" calcext:value-type="float">
            <text:p>8752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556202" calcext:value-type="float">
            <text:p>87556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5878" calcext:value-type="float">
            <text:p>8758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5938" calcext:value-type="float">
            <text:p>8759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7159" calcext:value-type="float">
            <text:p>87715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7486" calcext:value-type="float">
            <text:p>8774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7501" calcext:value-type="float">
            <text:p>877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7989" calcext:value-type="float">
            <text:p>8779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8796" calcext:value-type="float">
            <text:p>87879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880" calcext:value-type="float">
            <text:p>878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930" calcext:value-type="float">
            <text:p>879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9523" calcext:value-type="float">
            <text:p>8795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79804" calcext:value-type="float">
            <text:p>8798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9830" calcext:value-type="float">
            <text:p>8798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0158" calcext:value-type="float">
            <text:p>8810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0436" calcext:value-type="float">
            <text:p>88104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046502" calcext:value-type="float">
            <text:p>8810465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0528" calcext:value-type="float">
            <text:p>88105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0703" calcext:value-type="float">
            <text:p>88107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094802" calcext:value-type="float">
            <text:p>8810948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0955" calcext:value-type="float">
            <text:p>88109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0987" calcext:value-type="float">
            <text:p>88109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1523" calcext:value-type="float">
            <text:p>88115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1779" calcext:value-type="float">
            <text:p>88117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1842" calcext:value-type="float">
            <text:p>881184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19002" calcext:value-type="float">
            <text:p>88119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2816" calcext:value-type="float">
            <text:p>88128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2818" calcext:value-type="float">
            <text:p>88128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2844" calcext:value-type="float">
            <text:p>88128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2877" calcext:value-type="float">
            <text:p>88128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3129" calcext:value-type="float">
            <text:p>88131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43502" calcext:value-type="float">
            <text:p>88143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47101" calcext:value-type="float">
            <text:p>881471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47102" calcext:value-type="float">
            <text:p>881471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47202" calcext:value-type="float">
            <text:p>881472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1861" calcext:value-type="float">
            <text:p>8818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972" calcext:value-type="float">
            <text:p>88197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199202" calcext:value-type="float">
            <text:p>881992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203002" calcext:value-type="float">
            <text:p>882030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206102" calcext:value-type="float">
            <text:p>882061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2488" calcext:value-type="float">
            <text:p>882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249602" calcext:value-type="float">
            <text:p>882496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299702" calcext:value-type="float">
            <text:p>882997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3263" calcext:value-type="float">
            <text:p>8832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3270" calcext:value-type="float">
            <text:p>8832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330202" calcext:value-type="float">
            <text:p>88330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350402" calcext:value-type="float">
            <text:p>883504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3539" calcext:value-type="float">
            <text:p>8835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3852" calcext:value-type="float">
            <text:p>8838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11702" calcext:value-type="float">
            <text:p>884117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4437" calcext:value-type="float">
            <text:p>8844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448" calcext:value-type="float">
            <text:p>8844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626" calcext:value-type="float">
            <text:p>8846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66802" calcext:value-type="float">
            <text:p>884668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689" calcext:value-type="float">
            <text:p>8846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4948" calcext:value-type="float">
            <text:p>8849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518501" calcext:value-type="float">
            <text:p>88518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5429" calcext:value-type="float">
            <text:p>8854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60702" calcext:value-type="float">
            <text:p>88607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6226" calcext:value-type="float">
            <text:p>8862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6452" calcext:value-type="float">
            <text:p>8864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649001" calcext:value-type="float">
            <text:p>88649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6776" calcext:value-type="float">
            <text:p>88677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7181" calcext:value-type="float">
            <text:p>8871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725602" calcext:value-type="float">
            <text:p>887256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7549" calcext:value-type="float">
            <text:p>88754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8264" calcext:value-type="float">
            <text:p>8882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8570" calcext:value-type="float">
            <text:p>8885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9403" calcext:value-type="float">
            <text:p>8894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9719" calcext:value-type="float">
            <text:p>8897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995002" calcext:value-type="float">
            <text:p>88995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0251" calcext:value-type="float">
            <text:p>891025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499" calcext:value-type="float">
            <text:p>89104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506" calcext:value-type="float">
            <text:p>89105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720" calcext:value-type="float">
            <text:p>89107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721" calcext:value-type="float">
            <text:p>89107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748" calcext:value-type="float">
            <text:p>89107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0988" calcext:value-type="float">
            <text:p>89109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0996" calcext:value-type="float">
            <text:p>89109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1163" calcext:value-type="float">
            <text:p>89111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1164" calcext:value-type="float">
            <text:p>89111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1230" calcext:value-type="float">
            <text:p>89112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1670" calcext:value-type="float">
            <text:p>89116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1800" calcext:value-type="float">
            <text:p>89118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1834" calcext:value-type="float">
            <text:p>89118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2049" calcext:value-type="float">
            <text:p>891204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2055" calcext:value-type="float">
            <text:p>89120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2280" calcext:value-type="float">
            <text:p>89122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12284" calcext:value-type="float">
            <text:p>89122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2521" calcext:value-type="float">
            <text:p>89125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2909" calcext:value-type="float">
            <text:p>89129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3049" calcext:value-type="float">
            <text:p>89130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43601" calcext:value-type="float">
            <text:p>89143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43602" calcext:value-type="float">
            <text:p>891436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670" calcext:value-type="float">
            <text:p>8916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703" calcext:value-type="float">
            <text:p>8917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716" calcext:value-type="float">
            <text:p>8917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923" calcext:value-type="float">
            <text:p>89192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1936" calcext:value-type="float">
            <text:p>8919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2189" calcext:value-type="float">
            <text:p>8921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2214" calcext:value-type="float">
            <text:p>8922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2399" calcext:value-type="float">
            <text:p>8923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2438" calcext:value-type="float">
            <text:p>8924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2604" calcext:value-type="float">
            <text:p>8926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263202" calcext:value-type="float">
            <text:p>89263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2657" calcext:value-type="float">
            <text:p>8926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061" calcext:value-type="float">
            <text:p>8930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526" calcext:value-type="float">
            <text:p>8935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548" calcext:value-type="float">
            <text:p>8935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783" calcext:value-type="float">
            <text:p>8937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82601" calcext:value-type="float">
            <text:p>89382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82602" calcext:value-type="float">
            <text:p>893826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3988" calcext:value-type="float">
            <text:p>8939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047" calcext:value-type="float">
            <text:p>8940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089" calcext:value-type="float">
            <text:p>8940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090" calcext:value-type="float">
            <text:p>8940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326" calcext:value-type="float">
            <text:p>8943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4329" calcext:value-type="float">
            <text:p>8943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335" calcext:value-type="float">
            <text:p>8943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604" calcext:value-type="float">
            <text:p>8946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4618" calcext:value-type="float">
            <text:p>8946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4855" calcext:value-type="float">
            <text:p>8948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5100" calcext:value-type="float">
            <text:p>8951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511501" calcext:value-type="float">
            <text:p>89511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511502" calcext:value-type="float">
            <text:p>89511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5299" calcext:value-type="float">
            <text:p>8952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53902" calcext:value-type="float">
            <text:p>89539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5633" calcext:value-type="float">
            <text:p>8956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6839" calcext:value-type="float">
            <text:p>8968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6864" calcext:value-type="float">
            <text:p>8968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7132" calcext:value-type="float">
            <text:p>8971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7137" calcext:value-type="float">
            <text:p>8971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7374" calcext:value-type="float">
            <text:p>89737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742801" calcext:value-type="float">
            <text:p>897428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7604" calcext:value-type="float">
            <text:p>89760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7630" calcext:value-type="float">
            <text:p>8976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7880" calcext:value-type="float">
            <text:p>8978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143" calcext:value-type="float">
            <text:p>8981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431" calcext:value-type="float">
            <text:p>8984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864002" calcext:value-type="float">
            <text:p>898640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677" calcext:value-type="float">
            <text:p>8986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678" calcext:value-type="float">
            <text:p>898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8690" calcext:value-type="float">
            <text:p>8986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9147" calcext:value-type="float">
            <text:p>8991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9187" calcext:value-type="float">
            <text:p>89918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9667" calcext:value-type="float">
            <text:p>8996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9987" calcext:value-type="float">
            <text:p>8999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0018" calcext:value-type="float">
            <text:p>90100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258" calcext:value-type="float">
            <text:p>90102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259" calcext:value-type="float">
            <text:p>90102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28" calcext:value-type="float">
            <text:p>9010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333" calcext:value-type="float">
            <text:p>90103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34301" calcext:value-type="float">
            <text:p>9010343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34302" calcext:value-type="float">
            <text:p>901034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41" calcext:value-type="float">
            <text:p>9010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598" calcext:value-type="float">
            <text:p>90105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872" calcext:value-type="float">
            <text:p>90108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877" calcext:value-type="float">
            <text:p>90108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088" calcext:value-type="float">
            <text:p>9010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1494" calcext:value-type="float">
            <text:p>90114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1495" calcext:value-type="float">
            <text:p>9011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1971" calcext:value-type="float">
            <text:p>901197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2000" calcext:value-type="float">
            <text:p>90120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2315" calcext:value-type="float">
            <text:p>90123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2568" calcext:value-type="float">
            <text:p>901256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2795" calcext:value-type="float">
            <text:p>901279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288" calcext:value-type="float">
            <text:p>9012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3005" calcext:value-type="float">
            <text:p>90130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303" calcext:value-type="float">
            <text:p>90130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315" calcext:value-type="float">
            <text:p>901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3579" calcext:value-type="float">
            <text:p>90135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3594" calcext:value-type="float">
            <text:p>90135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3838" calcext:value-type="float">
            <text:p>90138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1549" calcext:value-type="float">
            <text:p>9015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1836" calcext:value-type="float">
            <text:p>9018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2727" calcext:value-type="float">
            <text:p>9027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2975" calcext:value-type="float">
            <text:p>90297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2976" calcext:value-type="float">
            <text:p>9029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317302" calcext:value-type="float">
            <text:p>90317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3483" calcext:value-type="float">
            <text:p>9034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3507" calcext:value-type="float">
            <text:p>9035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3554" calcext:value-type="float">
            <text:p>9035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3811" calcext:value-type="float">
            <text:p>9038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01601" calcext:value-type="float">
            <text:p>90401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01602" calcext:value-type="float">
            <text:p>904016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302" calcext:value-type="float">
            <text:p>904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357" calcext:value-type="float">
            <text:p>9043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39701" calcext:value-type="float">
            <text:p>904397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4647" calcext:value-type="float">
            <text:p>9046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689" calcext:value-type="float">
            <text:p>9046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969" calcext:value-type="float">
            <text:p>9049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971" calcext:value-type="float">
            <text:p>9049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189" calcext:value-type="float">
            <text:p>9051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190" calcext:value-type="float">
            <text:p>9051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24101" calcext:value-type="float">
            <text:p>905241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5501" calcext:value-type="float">
            <text:p>905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502" calcext:value-type="float">
            <text:p>905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520" calcext:value-type="float">
            <text:p>905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539" calcext:value-type="float">
            <text:p>9055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557" calcext:value-type="float">
            <text:p>9055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680" calcext:value-type="float">
            <text:p>9056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5686" calcext:value-type="float">
            <text:p>9056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5978" calcext:value-type="float">
            <text:p>9059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02302" calcext:value-type="float">
            <text:p>906023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539" calcext:value-type="float">
            <text:p>9065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616" calcext:value-type="float">
            <text:p>9066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6878" calcext:value-type="float">
            <text:p>9068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145" calcext:value-type="float">
            <text:p>9071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367" calcext:value-type="float">
            <text:p>9073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409" calcext:value-type="float">
            <text:p>9074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45" calcext:value-type="float">
            <text:p>907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69601" calcext:value-type="float">
            <text:p>90769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69602" calcext:value-type="float">
            <text:p>907696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7914" calcext:value-type="float">
            <text:p>9079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7915" calcext:value-type="float">
            <text:p>9079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8194" calcext:value-type="float">
            <text:p>9081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8445" calcext:value-type="float">
            <text:p>9084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8469" calcext:value-type="float">
            <text:p>9084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8489" calcext:value-type="float">
            <text:p>9084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8916" calcext:value-type="float">
            <text:p>9089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220" calcext:value-type="float">
            <text:p>9092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231" calcext:value-type="float">
            <text:p>9092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410" calcext:value-type="float">
            <text:p>909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411" calcext:value-type="float">
            <text:p>9094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445" calcext:value-type="float">
            <text:p>9094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944601" calcext:value-type="float">
            <text:p>909446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9777" calcext:value-type="float">
            <text:p>9097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0127" calcext:value-type="float">
            <text:p>911012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0720" calcext:value-type="float">
            <text:p>91107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0732" calcext:value-type="float">
            <text:p>91107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0944" calcext:value-type="float">
            <text:p>91109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150" calcext:value-type="float">
            <text:p>911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157302" calcext:value-type="float">
            <text:p>9111573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1596" calcext:value-type="float">
            <text:p>91115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1805" calcext:value-type="float">
            <text:p>91118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1843" calcext:value-type="float">
            <text:p>91118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01" calcext:value-type="float">
            <text:p>9112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02" calcext:value-type="float">
            <text:p>9112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085" calcext:value-type="float">
            <text:p>91120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366" calcext:value-type="float">
            <text:p>91123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367" calcext:value-type="float">
            <text:p>91123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594" calcext:value-type="float">
            <text:p>911259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712" calcext:value-type="float">
            <text:p>91127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296201" calcext:value-type="float">
            <text:p>911296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296202" calcext:value-type="float">
            <text:p>911296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3156" calcext:value-type="float">
            <text:p>91131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20501" calcext:value-type="float">
            <text:p>9113205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20502" calcext:value-type="float">
            <text:p>911320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239" calcext:value-type="float">
            <text:p>91132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455" calcext:value-type="float">
            <text:p>91134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514" calcext:value-type="float">
            <text:p>91135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538" calcext:value-type="float">
            <text:p>91135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1366" calcext:value-type="float">
            <text:p>9113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778" calcext:value-type="float">
            <text:p>91137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816" calcext:value-type="float">
            <text:p>91138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84" calcext:value-type="float">
            <text:p>9113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846" calcext:value-type="float">
            <text:p>911384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391" calcext:value-type="float">
            <text:p>91139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408" calcext:value-type="float">
            <text:p>9114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654" calcext:value-type="float">
            <text:p>91165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673" calcext:value-type="float">
            <text:p>9116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685" calcext:value-type="float">
            <text:p>9116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1916" calcext:value-type="float">
            <text:p>9119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2193" calcext:value-type="float">
            <text:p>9121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227" calcext:value-type="float">
            <text:p>912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2519" calcext:value-type="float">
            <text:p>9125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2558" calcext:value-type="float">
            <text:p>9125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2600" calcext:value-type="float">
            <text:p>9126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3063" calcext:value-type="float">
            <text:p>9130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3102" calcext:value-type="float">
            <text:p>9131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3505" calcext:value-type="float">
            <text:p>9135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3512" calcext:value-type="float">
            <text:p>9135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3535" calcext:value-type="float">
            <text:p>9135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376701" calcext:value-type="float">
            <text:p>913767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376702" calcext:value-type="float">
            <text:p>913767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062" calcext:value-type="float">
            <text:p>9140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4101" calcext:value-type="float">
            <text:p>9141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102" calcext:value-type="float">
            <text:p>9141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333" calcext:value-type="float">
            <text:p>91433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366" calcext:value-type="float">
            <text:p>9143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580" calcext:value-type="float">
            <text:p>914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4769" calcext:value-type="float">
            <text:p>9147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485" calcext:value-type="float">
            <text:p>914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4862" calcext:value-type="float">
            <text:p>9148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04" calcext:value-type="float">
            <text:p>915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505" calcext:value-type="float">
            <text:p>915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143" calcext:value-type="float">
            <text:p>9151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5186" calcext:value-type="float">
            <text:p>9151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276" calcext:value-type="float">
            <text:p>9152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44001" calcext:value-type="float">
            <text:p>915440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44002" calcext:value-type="float">
            <text:p>915440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452" calcext:value-type="float">
            <text:p>9154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460" calcext:value-type="float">
            <text:p>9154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550" calcext:value-type="float">
            <text:p>915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664" calcext:value-type="float">
            <text:p>9156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691" calcext:value-type="float">
            <text:p>9156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5940" calcext:value-type="float">
            <text:p>9159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594602" calcext:value-type="float">
            <text:p>915946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6221" calcext:value-type="float">
            <text:p>9162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6799" calcext:value-type="float">
            <text:p>9167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6838" calcext:value-type="float">
            <text:p>9168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7062" calcext:value-type="float">
            <text:p>9170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7080" calcext:value-type="float">
            <text:p>9170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7092" calcext:value-type="float">
            <text:p>9170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762702" calcext:value-type="float">
            <text:p>917627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789" calcext:value-type="float">
            <text:p>917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7896" calcext:value-type="float">
            <text:p>9178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7897" calcext:value-type="float">
            <text:p>9178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05" calcext:value-type="float">
            <text:p>918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13701" calcext:value-type="float">
            <text:p>918137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13702" calcext:value-type="float">
            <text:p>918137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192" calcext:value-type="float">
            <text:p>9181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465" calcext:value-type="float">
            <text:p>918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58" calcext:value-type="float">
            <text:p>918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903901" calcext:value-type="float">
            <text:p>9190390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903902" calcext:value-type="float">
            <text:p>919039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930402" calcext:value-type="float">
            <text:p>919304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9537" calcext:value-type="float">
            <text:p>9195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9555" calcext:value-type="float">
            <text:p>9195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979701" calcext:value-type="float">
            <text:p>919797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9812" calcext:value-type="float">
            <text:p>9198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1092" calcext:value-type="float">
            <text:p>9210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1362" calcext:value-type="float">
            <text:p>9213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1385" calcext:value-type="float">
            <text:p>921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1386" calcext:value-type="float">
            <text:p>9213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1644" calcext:value-type="float">
            <text:p>9216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2296" calcext:value-type="float">
            <text:p>9222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2297" calcext:value-type="float">
            <text:p>9222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2576" calcext:value-type="float">
            <text:p>9225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2577" calcext:value-type="float">
            <text:p>9225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2840" calcext:value-type="float">
            <text:p>9228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3169" calcext:value-type="float">
            <text:p>92316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3465" calcext:value-type="float">
            <text:p>923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3748" calcext:value-type="float">
            <text:p>9237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3780" calcext:value-type="float">
            <text:p>9237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4084" calcext:value-type="float">
            <text:p>9240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4342" calcext:value-type="float">
            <text:p>924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4632" calcext:value-type="float">
            <text:p>9246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4934" calcext:value-type="float">
            <text:p>9249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4964" calcext:value-type="float">
            <text:p>9249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236" calcext:value-type="float">
            <text:p>9252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277" calcext:value-type="float">
            <text:p>92527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291" calcext:value-type="float">
            <text:p>92529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292" calcext:value-type="float">
            <text:p>9252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311" calcext:value-type="float">
            <text:p>9253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5622" calcext:value-type="float">
            <text:p>9256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6125" calcext:value-type="float">
            <text:p>9261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6424" calcext:value-type="float">
            <text:p>9264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6682" calcext:value-type="float">
            <text:p>9266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6954" calcext:value-type="float">
            <text:p>92695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7241" calcext:value-type="float">
            <text:p>9272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751" calcext:value-type="float">
            <text:p>92751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7:08:22.766365891</meta:creation-date>
    <dc:date>2018-12-17T17:09:04.405077508</dc:date>
    <meta:editing-duration>PT46S</meta:editing-duration>
    <meta:editing-cycles>1</meta:editing-cycles>
    <meta:document-statistic meta:table-count="1" meta:cell-count="1138" meta:object-count="0"/>
    <meta:generator>LibreOffice/6.0.3.2$Linux_X86_64 LibreOffice_project/00m0$Build-2</meta:generator>
  </office:meta>
</office:document-meta>
</file>